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style:style style:name="P2" style:family="paragraph">
      <loext:graphic-properties draw:fill="none" draw:fill-color="#ffffff"/>
      <style:text-properties fo:font-size="16pt" style:font-size-asian="16pt" style:font-size-complex="16pt"/>
    </style:style>
    <style:style style:name="P3" style:family="paragraph">
      <style:text-properties fo:font-size="12pt"/>
    </style:style>
    <style:style style:name="P4" style:family="paragraph">
      <style:paragraph-properties fo:text-align="center"/>
    </style:style>
    <style:style style:name="P5" style:family="paragraph">
      <style:paragraph-properties fo:text-align="center"/>
      <style:text-properties fo:font-size="24pt" style:font-size-asian="24pt" style:font-size-complex="24pt"/>
    </style:style>
    <style:style style:name="P6" style:family="paragraph">
      <style:text-properties fo:font-size="24pt" style:font-size-asian="24pt" style:font-size-complex="24pt"/>
    </style:style>
    <style:style style:name="P7" style:family="paragraph">
      <loext:graphic-properties draw:fill="none" draw:fill-color="#ffffff"/>
      <style:text-properties fo:font-size="24pt" style:font-size-asian="24pt" style:font-size-complex="24pt"/>
    </style:style>
    <style:style style:name="P8" style:family="paragraph">
      <loext:graphic-properties draw:fill="none" draw:fill-color="#ffffff"/>
      <style:paragraph-properties style:writing-mode="lr-tb"/>
      <style:text-properties fo:font-size="13pt" style:font-size-asian="13pt" style:font-size-complex="13pt"/>
    </style:style>
    <style:style style:name="P9" style:family="paragraph">
      <style:text-properties fo:font-size="13pt" style:font-size-asian="13pt" style:font-size-complex="13pt"/>
    </style:style>
    <style:style style:name="P10" style:family="paragraph">
      <loext:graphic-properties draw:fill="none" draw:fill-color="#ffffff"/>
      <style:text-properties fo:font-size="13pt" style:font-size-asian="13pt" style:font-size-complex="13pt"/>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ize="13pt" style:font-size-asian="13pt" style:font-size-complex="13pt"/>
    </style:style>
    <style:style style:name="gr1" style:family="graphic">
      <style:graphic-properties draw:stroke="none" svg:stroke-color="#000000" draw:fill="none" draw:fill-color="#ffffff" fo:min-height="1.0228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1.4134in" fo:min-width="0.222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2.0161in" fo:min-width="0.1736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2.0161in" fo:min-width="0.1665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2in" fo:min-width="1.5654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9583in" fo:min-width="1.8681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textarea-horizontal-align="justify" draw:textarea-vertical-align="middle" draw:auto-grow-height="false" fo:min-height="1.139in" fo:min-width="2.2917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9165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1.2016in" fo:min-width="0.1874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5339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1.1138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textarea-horizontal-align="justify" draw:textarea-vertical-align="middle" draw:auto-grow-height="false" fo:min-height="0.7957in" fo:min-width="0.7957in"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justify" draw:textarea-vertical-align="middle" draw:auto-grow-height="false" fo:min-height="0.2in" fo:min-width="1.1398in" style:run-through="foreground" style:wrap="run-through" style:number-wrapped-paragraphs="no-limit" style:vertical-pos="from-top" style:vertical-rel="paragraph" style:horizontal-pos="from-left" style:horizontal-rel="paragraph"/>
    </style:style>
    <style:style style:name="gr14" style:family="graphic">
      <style:graphic-properties draw:textarea-horizontal-align="justify" draw:textarea-vertical-align="middle" draw:auto-grow-height="false" fo:min-height="1.7236in" fo:min-width="0.1874in" style:run-through="foreground" style:wrap="run-through" style:number-wrapped-paragraphs="no-limit" style:vertical-pos="from-top" style:vertical-rel="paragraph" style:horizontal-pos="from-left" style:horizontal-rel="paragraph"/>
    </style:style>
    <style:style style:name="gr15" style:family="graphic">
      <style:graphic-properties draw:textarea-horizontal-align="justify" draw:textarea-vertical-align="middle" draw:auto-grow-height="false" fo:min-height="0.9583in" fo:min-width="3.1354in"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textarea-horizontal-align="justify" draw:textarea-vertical-align="middle" draw:auto-grow-height="false" fo:min-height="0.9583in" fo:min-width="2.9689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none" svg:stroke-color="#000000" draw:fill="none" draw:fill-color="#ffffff" fo:min-height="0.4161in"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textarea-horizontal-align="justify" draw:textarea-vertical-align="middle" draw:auto-grow-height="false" fo:min-height="1.8854in" fo:min-width="0.1665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textarea-vertical-align="middle" draw:auto-grow-height="false" fo:min-height="0.9583in" fo:min-width="2.4799in" style:run-through="foreground" style:wrap="run-through" style:number-wrapped-paragraphs="no-limit" style:vertical-pos="from-top" style:vertical-rel="paragraph" style:horizontal-pos="from-left" style:horizontal-rel="paragraph"/>
    </style:style>
    <style:style style:name="gr22" style:family="graphic">
      <style:graphic-properties draw:textarea-vertical-align="middle" draw:auto-grow-height="false" fo:min-height="0.9583in" fo:min-width="2.5256in" style:run-through="foreground" style:wrap="run-through" style:number-wrapped-paragraphs="no-limit" style:vertical-pos="from-top" style:vertical-rel="paragraph" style:horizontal-pos="from-left" style:horizontal-rel="paragraph"/>
    </style:style>
    <style:style style:name="gr23" style:family="graphic">
      <style:graphic-properties draw:textarea-vertical-align="middle" draw:auto-grow-height="false" fo:min-height="0.9583in" fo:min-width="1.978in" style:run-through="foreground" style:wrap="run-through" style:number-wrapped-paragraphs="no-limit" style:vertical-pos="from-top" style:vertical-rel="paragraph" style:horizontal-pos="from-left" style:horizontal-rel="paragraph"/>
    </style:style>
    <style:style style:name="gr24" style:family="graphic">
      <style:graphic-properties draw:textarea-horizontal-align="justify" draw:textarea-vertical-align="middle" draw:auto-grow-height="false" fo:min-height="1.0071in" fo:min-width="0.1874in" style:run-through="foreground" style:wrap="run-through" style:number-wrapped-paragraphs="no-limit" style:vertical-pos="from-top" style:vertical-rel="paragraph" style:horizontal-pos="from-left" style:horizontal-rel="paragraph"/>
    </style:style>
    <style:style style:name="gr25" style:family="graphic">
      <style:graphic-properties draw:textarea-horizontal-align="justify" draw:textarea-vertical-align="middle" draw:auto-grow-height="false" fo:min-height="0.2709in" fo:min-width="2.2354in"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1.0583in" style:run-through="foreground" style:wrap="run-through" style:number-wrapped-paragraphs="no-limit" style:vertical-pos="from-top" style:vertical-rel="paragraph" style:horizontal-pos="from-left" style:horizontal-rel="paragraph"/>
      <style:paragraph-properties style:writing-mode="lr-tb"/>
    </style:style>
    <style:style style:name="gr27" style:family="graphic">
      <style:graphic-properties draw:textarea-horizontal-align="justify" draw:textarea-vertical-align="middle" draw:auto-grow-height="false" fo:min-height="1.0071in" fo:min-width="0.1543in" style:run-through="foreground" style:wrap="run-through" style:number-wrapped-paragraphs="no-limit" style:vertical-pos="from-top" style:vertical-rel="paragraph" style:horizontal-pos="from-left" style:horizontal-rel="paragraph"/>
    </style:style>
    <style:style style:name="gr28" style:family="graphic">
      <style:graphic-properties draw:textarea-horizontal-align="justify" draw:textarea-vertical-align="middle" draw:auto-grow-height="false" fo:min-height="1.2543in" fo:min-width="0.1543in" style:run-through="foreground" style:wrap="run-through" style:number-wrapped-paragraphs="no-limit" style:vertical-pos="from-top" style:vertical-rel="paragraph" style:horizontal-pos="from-left" style:horizontal-rel="paragraph"/>
    </style:style>
    <style:style style:name="gr29" style:family="graphic">
      <style:graphic-properties draw:textarea-horizontal-align="justify" draw:textarea-vertical-align="middle" draw:auto-grow-height="false" fo:min-height="0.2in" fo:min-width="0.9264in" style:run-through="foreground" style:wrap="run-through" style:number-wrapped-paragraphs="no-limit" style:vertical-pos="from-top" style:vertical-rel="paragraph" style:horizontal-pos="from-left" style:horizontal-rel="paragraph"/>
    </style:style>
    <style:style style:name="gr30" style:family="graphic">
      <style:graphic-properties draw:textarea-horizontal-align="justify" draw:textarea-vertical-align="middle" draw:auto-grow-height="false" fo:min-height="0.6417in" fo:min-width="0.1543in" style:run-through="foreground" style:wrap="run-through" style:number-wrapped-paragraphs="no-limit" style:vertical-pos="from-top" style:vertical-rel="paragraph" style:horizontal-pos="from-left" style:horizontal-rel="paragraph"/>
    </style:style>
    <style:style style:name="gr31" style:family="graphic">
      <style:graphic-properties draw:textarea-horizontal-align="justify" draw:textarea-vertical-align="middle" draw:auto-grow-height="false" fo:min-height="0.6752in" fo:min-width="1.5917in" style:run-through="foreground" style:wrap="run-through" style:number-wrapped-paragraphs="no-limit" style:vertical-pos="from-top" style:vertical-rel="paragraph" style:horizontal-pos="from-left" style:horizontal-rel="paragraph"/>
      <style:paragraph-properties style:writing-mode="lr-tb"/>
    </style:style>
    <style:style style:name="gr32" style:family="graphic">
      <style:graphic-properties draw:textarea-horizontal-align="justify" draw:textarea-vertical-align="middle" draw:auto-grow-height="false" fo:min-height="0.9583in" fo:min-width="1.9417in" style:run-through="foreground" style:wrap="run-through" style:number-wrapped-paragraphs="no-limit" style:vertical-pos="from-top" style:vertical-rel="paragraph" style:horizontal-pos="from-left" style:horizontal-rel="paragraph"/>
      <style:paragraph-properties style:writing-mode="lr-tb"/>
    </style:style>
    <style:style style:name="gr33" style:family="graphic">
      <style:graphic-properties draw:textarea-horizontal-align="justify" draw:textarea-vertical-align="middle" draw:auto-grow-height="false" fo:min-height="0.9252in" fo:min-width="2.2in" style:run-through="foreground" style:wrap="run-through" style:number-wrapped-paragraphs="no-limit" style:vertical-pos="from-top" style:vertical-rel="paragraph" style:horizontal-pos="from-left" style:horizontal-rel="paragraph"/>
      <style:paragraph-properties style:writing-mode="lr-tb"/>
    </style:style>
    <style:style style:name="gr34" style:family="graphic">
      <style:graphic-properties draw:textarea-horizontal-align="justify" draw:textarea-vertical-align="middle" draw:auto-grow-height="false" fo:min-height="1.0752in" fo:min-width="1.6752in" style:run-through="foreground" style:wrap="run-through" style:number-wrapped-paragraphs="no-limit" style:vertical-pos="from-top" style:vertical-rel="paragraph" style:horizontal-pos="from-left" style:horizontal-rel="paragraph"/>
      <style:paragraph-properties style:writing-mode="lr-tb"/>
    </style:style>
    <style:style style:name="gr35" style:family="graphic">
      <style:graphic-properties draw:textarea-horizontal-align="justify" draw:textarea-vertical-align="middle" draw:auto-grow-height="false" fo:min-height="0.6752in" fo:min-width="1.7165in" style:run-through="foreground" style:wrap="run-through" style:number-wrapped-paragraphs="no-limit" style:vertical-pos="from-top" style:vertical-rel="paragraph" style:horizontal-pos="from-left" style:horizontal-rel="paragraph"/>
      <style:paragraph-properties style:writing-mode="lr-tb"/>
    </style:style>
    <style:style style:name="gr36" style:family="graphic">
      <style:graphic-properties draw:textarea-horizontal-align="justify" draw:textarea-vertical-align="middle" draw:auto-grow-height="false" fo:min-height="1.0335in" fo:min-width="1.8335in" style:run-through="foreground" style:wrap="run-through" style:number-wrapped-paragraphs="no-limit" style:vertical-pos="from-top" style:vertical-rel="paragraph" style:horizontal-pos="from-left" style:horizontal-rel="paragraph"/>
      <style:paragraph-properties style:writing-mode="lr-tb"/>
    </style:style>
    <style:style style:name="gr37" style:family="graphic">
      <style:graphic-properties draw:textarea-horizontal-align="justify" draw:textarea-vertical-align="middle" draw:auto-grow-height="false" fo:min-height="0.9752in" fo:min-width="1.7417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1" draw:style-name="gr37" draw:text-style-name="P5" svg:width="1.7421in" svg:height="0.9752in" svg:x="3.7252in" svg:y="-0.7016in"><text:p text:style-name="P4"><text:span text:style-name="T2">Main Menu</text:span></text:p><draw:enhanced-geometry svg:viewBox="0 0 21600 21600" draw:type="rectangle" draw:enhanced-path="M 0 0 L 21600 0 21600 21600 0 21600 0 0 Z N"/></draw:custom-shape><draw:custom-shape text:anchor-type="paragraph" draw:z-index="1" draw:name="Shape1_0" draw:style-name="gr36" draw:text-style-name="P5" svg:width="1.8335in" svg:height="1.0335in" svg:x="7.1165in" svg:y="4.5571in"><text:p text:style-name="P4"><text:span text:style-name="T2">End Menu</text:span></text:p><draw:enhanced-geometry svg:viewBox="0 0 21600 21600" draw:type="rectangle" draw:enhanced-path="M 0 0 L 21600 0 21600 21600 0 21600 0 0 Z N"/></draw:custom-shape><draw:custom-shape text:anchor-type="paragraph" draw:z-index="2" draw:name="Shape1_2" draw:style-name="gr35" draw:text-style-name="P5" svg:width="1.7169in" svg:height="0.6752in" svg:x="3.8083in" svg:y="0.9571in"><text:p text:style-name="P4"><text:span text:style-name="T2">Intro Menu</text:span></text:p><draw:enhanced-geometry svg:viewBox="0 0 21600 21600" draw:type="rectangle" draw:enhanced-path="M 0 0 L 21600 0 21600 21600 0 21600 0 0 Z N"/></draw:custom-shape><draw:custom-shape text:anchor-type="paragraph" draw:z-index="3" draw:name="Shape1_3" draw:style-name="gr34" draw:text-style-name="P5" svg:width="1.6752in" svg:height="1.0752in" svg:x="-0.598in" svg:y="3.128in"><text:p text:style-name="P4"><text:span text:style-name="T2">Lore</text:span></text:p><text:p text:style-name="P4"><text:span text:style-name="T2">Notification</text:span></text:p><draw:enhanced-geometry svg:viewBox="0 0 21600 21600" draw:type="rectangle" draw:enhanced-path="M 0 0 L 21600 0 21600 21600 0 21600 0 0 Z N"/></draw:custom-shape><draw:custom-shape text:anchor-type="paragraph" draw:z-index="4" draw:name="Shape1_4" draw:style-name="gr33" draw:text-style-name="P5" svg:width="2.2004in" svg:height="0.9252in" svg:x="-0.5957in" svg:y="1.3756in"><text:p text:style-name="P4"><text:span text:style-name="T2">Lore Inventory</text:span></text:p><draw:enhanced-geometry svg:viewBox="0 0 21600 21600" draw:type="rectangle" draw:enhanced-path="M 0 0 L 21600 0 21600 21600 0 21600 0 0 Z N"/></draw:custom-shape><draw:custom-shape text:anchor-type="paragraph" draw:z-index="5" draw:name="Shape1_5" draw:style-name="gr32" draw:text-style-name="P5" svg:width="1.9421in" svg:height="0.9587in" svg:x="2.9398in" svg:y="4.4902in"><text:p text:style-name="P4"><text:span text:style-name="T2">Pause Menu</text:span></text:p><draw:enhanced-geometry svg:viewBox="0 0 21600 21600" draw:type="rectangle" draw:enhanced-path="M 0 0 L 21600 0 21600 21600 0 21600 0 0 Z N"/></draw:custom-shape><draw:custom-shape text:anchor-type="paragraph" draw:z-index="6" draw:name="Shape1_1" draw:style-name="gr6" draw:text-style-name="P5" svg:width="1.8685in" svg:height="0.9587in" svg:x="3.5819in" svg:y="2.3819in"><text:p text:style-name="P4"><text:span text:style-name="T2">MAIN</text:span><text:span text:style-name="T2"><text:line-break/></text:span><text:span text:style-name="T2">GAME</text:span></text:p><draw:enhanced-geometry svg:viewBox="0 0 21600 21600" draw:type="rectangle" draw:enhanced-path="M 0 0 L 21600 0 21600 21600 0 21600 0 0 Z N"/></draw:custom-shape><draw:custom-shape text:anchor-type="paragraph" draw:z-index="7" draw:name="Shape1_6" draw:style-name="gr31" draw:text-style-name="P5" svg:width="1.5921in" svg:height="0.6752in" svg:x="6.5335in" svg:y="2.4484in"><text:p text:style-name="P4"><text:span text:style-name="T2">Jump Scare</text:span></text:p><draw:enhanced-geometry svg:viewBox="0 0 21600 21600" draw:type="rectangle" draw:enhanced-path="M 0 0 L 21600 0 21600 21600 0 21600 0 0 Z N"/></draw:custom-shape><draw:custom-shape text:anchor-type="paragraph" draw:z-index="8" draw:name="Shape2" draw:style-name="gr30" svg:width="0.3087in" svg:height="0.7335in" svg:x="4.7in" svg:y="0.27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2_0" draw:style-name="gr30" svg:width="0.3087in" svg:height="0.7335in" svg:x="4.6583in" svg:y="1.63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0" draw:name="Shape3" draw:style-name="gr26" draw:text-style-name="P2" svg:width="2.3169in" svg:height="1.0587in" svg:x="5.5252in" svg:y="-0.5764in"><draw:text-box><text:p><text:span text:style-name="T1">InMainMenu = true</text:span></text:p><text:p><text:span text:style-name="T1">Paused = true</text:span></text:p><text:p><text:span text:style-name="T1">CanScare = false</text:span></text:p></draw:text-box></draw:frame><draw:frame text:anchor-type="paragraph" draw:z-index="11" draw:name="Shape3_0" draw:style-name="gr26" draw:text-style-name="P2" svg:width="2.3169in" svg:height="1.0587in" svg:x="5.5583in" svg:y="0.8984in"><draw:text-box><text:p><text:span text:style-name="T1">InMainMenu = true</text:span></text:p><text:p><text:span text:style-name="T1">Paused = true</text:span></text:p><text:p><text:span text:style-name="T1">CanScare = false</text:span></text:p></draw:text-box></draw:frame><draw:custom-shape text:anchor-type="paragraph" draw:z-index="12" draw:name="Shape4" draw:style-name="gr29" svg:width="1.0587in" svg:height="0.4004in" svg:x="5.45in" svg:y="2.54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name="Shape3_1" draw:style-name="gr26" draw:text-style-name="P2" svg:width="2.3169in" svg:height="1.0587in" svg:x="7.0201in" svg:y="5.5902in"><draw:text-box><text:p><text:span text:style-name="T1">InMainMenu = true</text:span></text:p><text:p><text:span text:style-name="T1">Paused = true</text:span></text:p><text:p><text:span text:style-name="T1">CanScare = false</text:span></text:p></draw:text-box></draw:frame><draw:frame text:anchor-type="paragraph" draw:z-index="14" draw:name="Shape3_2" draw:style-name="gr26" draw:text-style-name="P2" svg:width="2.3169in" svg:height="1.0587in" svg:x="2.889in" svg:y="5.5402in"><draw:text-box><text:p><text:span text:style-name="T1">InMainMenu = false</text:span></text:p><text:p><text:span text:style-name="T1">Paused = true</text:span></text:p><text:p><text:span text:style-name="T1">CanScare = false</text:span></text:p></draw:text-box></draw:frame><draw:frame text:anchor-type="paragraph" draw:z-index="15" draw:name="Shape3_3" draw:style-name="gr26" draw:text-style-name="P2" svg:width="1.9142in" svg:height="1.0587in" svg:x="8.1957in" svg:y="2.3902in"><draw:text-box><text:p><text:span text:style-name="T1">InMainMenu = false</text:span></text:p><text:p><text:span text:style-name="T1">Paused = true</text:span></text:p><text:p><text:span text:style-name="T1">CanScare = false</text:span></text:p></draw:text-box></draw:frame><draw:custom-shape text:anchor-type="paragraph" draw:z-index="16" draw:name="Shape2_1" draw:style-name="gr28" svg:width="0.3087in" svg:height="1.4335in" svg:x="7.5917in" svg:y="3.12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7" draw:name="Shape3_4" draw:style-name="gr20" draw:text-style-name="P10" svg:width="0.8169in" svg:height="0.2835in" svg:x="3.9835in" svg:y="0.4484in"><draw:text-box><text:p text:style-name="P9"><text:span text:style-name="T3">Activate()</text:span></text:p></draw:text-box></draw:frame><draw:frame text:anchor-type="paragraph" draw:z-index="18" draw:name="Shape3_5" draw:style-name="gr20" draw:text-style-name="P10" svg:width="0.8169in" svg:height="0.2835in" svg:x="3.9417in" svg:y="1.8154in"><draw:text-box><text:p text:style-name="P9"><text:span text:style-name="T3">Activate()</text:span></text:p></draw:text-box></draw:frame><draw:frame text:anchor-type="paragraph" draw:z-index="19" draw:name="Shape3_6" draw:style-name="gr17" draw:text-style-name="P10" svg:width="1.4421in" svg:height="0.4161in" svg:x="7.85in" svg:y="3.6654in"><draw:text-box><text:p text:style-name="P9"><text:span text:style-name="T3">5 Seconds Pass</text:span></text:p></draw:text-box></draw:frame><draw:frame text:anchor-type="paragraph" draw:z-index="20" draw:name="Shape3_7" draw:style-name="gr26" draw:text-style-name="P2" svg:width="2.3169in" svg:height="1.0587in" svg:x="-1.6425in" svg:y="2.3008in"><draw:text-box><text:p><text:span text:style-name="T1">InMainMenu = false</text:span></text:p><text:p><text:span text:style-name="T1">Paused = true</text:span></text:p><text:p><text:span text:style-name="T1">CanScare = false </text:span></text:p></draw:text-box></draw:frame><draw:custom-shape text:anchor-type="paragraph" draw:z-index="21" draw:name="Shape2_2" draw:style-name="gr27" draw:text-style-name="P3" svg:width="0.3087in" svg:height="1.1512in" svg:x="4.4043in" svg:y="3.339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2" draw:name="Shape3_8" draw:style-name="gr26" draw:text-style-name="P7" svg:width="2.3169in" svg:height="1.1512in" svg:x="0.3583in" svg:y="-0.2744in"><draw:text-box><text:p text:style-name="P6"><text:span text:style-name="T2">Diagram 1: Main Menu and State Flow </text:span></text:p></draw:text-box></draw:frame><draw:custom-shape text:anchor-type="paragraph" draw:z-index="23" draw:name="Shape6" draw:style-name="gr25" svg:width="2.2358in" svg:height="0.2713in" svg:x="4.8811in" svg:y="4.8472in"><text:p/><draw:enhanced-geometry svg:viewBox="0 0 21600 21600" draw:type="rectangle" draw:enhanced-path="M 0 0 L 21600 0 21600 21600 0 21600 0 0 Z N"/></draw:custom-shape><draw:custom-shape text:anchor-type="paragraph" draw:z-index="24" draw:name="Shape2_3" draw:style-name="gr2" draw:text-style-name="P3" svg:width="0.4433in" svg:height="1.615in" svg:x="5.728in" svg:y="5.118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5" draw:name="Shape3_9" draw:style-name="gr8" draw:text-style-name="P2" svg:width="2.3169in" svg:height="0.9169in" svg:x="4.8898in" svg:y="6.7327in"><draw:text-box><text:p><text:span text:style-name="T1">Return to Main Menu</text:span></text:p></draw:text-box></draw:frame><draw:frame text:anchor-type="paragraph" draw:z-index="26" draw:name="Shape3_10" draw:style-name="gr20" draw:text-style-name="P8" svg:width="0.8169in" svg:height="0.2835in" svg:x="6.2335in" svg:y="4.6161in"><draw:text-box><text:p><text:span text:style-name="T3">Activate()</text:span></text:p></draw:text-box></draw:frame><draw:frame text:anchor-type="paragraph" draw:z-index="27" draw:name="Shape3_11" draw:style-name="gr20" draw:text-style-name="P8" svg:width="0.8169in" svg:height="0.2835in" svg:x="5.0772in" svg:y="4.6161in"><draw:text-box><text:p><text:span text:style-name="T3">Quit()</text:span></text:p></draw:text-box></draw:frame><draw:custom-shape text:anchor-type="paragraph" draw:z-index="28" draw:name="Shape7" draw:style-name="gr24" svg:width="0.3752in" svg:height="1.1504in" svg:x="3.9563in" svg:y="3.339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9" draw:name="Shape3_12" draw:style-name="gr20" draw:text-style-name="P8" svg:width="0.8169in" svg:height="0.4161in" svg:x="5.5874in" svg:y="2.1992in"><draw:text-box><text:p><text:span text:style-name="T3">Touch Monster</text:span></text:p></draw:text-box></draw:frame><draw:frame text:anchor-type="paragraph" draw:z-index="30" draw:name="Shape3_13" draw:style-name="gr20" draw:text-style-name="P8" svg:width="0.8169in" svg:height="0.4161in" svg:x="3.2854in" svg:y="3.9909in"><draw:text-box><text:p><text:span text:style-name="T3">Esc,</text:span></text:p><text:p><text:span text:style-name="T3">Activate()</text:span></text:p></draw:text-box></draw:frame><draw:custom-shape text:anchor-type="paragraph" draw:z-index="31" draw:name="Shape5" draw:style-name="gr23" draw:text-style-name="P4" svg:width="1.978in" svg:height="0.9587in" svg:x="1.6043in" svg:y="1.4929in"><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32" draw:name="Shape5_0" draw:style-name="gr23" draw:text-style-name="P4" svg:width="1.978in" svg:height="0.9587in" svg:x="1.6043in" svg:y="1.9098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33" draw:name="Shape5_1" draw:style-name="gr22" draw:text-style-name="P4" svg:width="2.526in" svg:height="0.9587in" svg:x="1.0764in" svg:y="3.1882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34" draw:name="Shape5_2" draw:style-name="gr21" draw:text-style-name="P4" svg:width="2.4803in" svg:height="0.9587in" svg:x="1.1228in" svg:y="2.7327in"><text:p/><draw:enhanced-geometry svg:viewBox="0 0 142 147"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35" draw:name="Shape3_14" draw:style-name="gr20" draw:text-style-name="P8" svg:width="0.8169in" svg:height="0.4161in" svg:x="2.1083in" svg:y="3.6256in"><draw:text-box><text:p><text:span text:style-name="T3">‘</text:span><text:span text:style-name="T3">E’ on Lore Item </text:span></text:p></draw:text-box></draw:frame><draw:frame text:anchor-type="paragraph" draw:z-index="36" draw:name="Shape3_15" draw:style-name="gr20" draw:text-style-name="P8" svg:width="0.8169in" svg:height="0.2835in" svg:x="2.6819in" svg:y="1.9098in"><draw:text-box><text:p><text:span text:style-name="T3">“</text:span><text:span text:style-name="T3">I”</text:span></text:p></draw:text-box></draw:frame><draw:frame text:anchor-type="paragraph" draw:z-index="37" draw:name="Shape3_16" draw:style-name="gr19" draw:text-style-name="P8" svg:width="0.7343in" svg:height="0.4169in" svg:x="1.702in" svg:y="2.9807in"><draw:text-box><text:p><text:span text:style-name="T3">Esc,</text:span></text:p><text:p><text:span text:style-name="T3">Activate()</text:span></text:p></draw:text-box></draw:frame><draw:frame text:anchor-type="paragraph" draw:z-index="38" draw:name="Shape3_17" draw:style-name="gr19" draw:text-style-name="P8" svg:width="0.7343in" svg:height="0.4169in" svg:x="2.0937in" svg:y="2.272in"><draw:text-box><text:p><text:span text:style-name="T3">Esc, “I” </text:span></text:p></draw:text-box></draw:frame><draw:custom-shape text:anchor-type="paragraph" draw:z-index="39" draw:name="Shape2_4" draw:style-name="gr18" svg:width="0.4504in" svg:height="2.1248in" draw:transform="rotate (0.885230996611524) translate (5.34791666666667in 3.34513888888889in)"><text:p/><draw:enhanced-geometry svg:viewBox="0 0 21600 21600" draw:text-areas="?f0 0 ?f2 ?f5" draw:type="down-arrow" draw:modifiers="14999.5711222302 6818.9781021897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40" draw:name="Shape3_18" draw:style-name="gr17" draw:text-style-name="P8" svg:width="1.4421in" svg:height="0.4161in" svg:x="6.15in" svg:y="3.3736in"><draw:text-box><text:p><text:span text:style-name="T3">Victory</text:span></text:p></draw:text-box></draw:frame></text:p>
      <text:p text:style-name="P1"><draw:custom-shape text:anchor-type="paragraph" draw:z-index="41" draw:name="Shape1_7" draw:style-name="gr6" draw:text-style-name="P5" svg:width="1.8685in" svg:height="0.9587in" svg:x="8.2091in" svg:y="0.0283in"><text:p text:style-name="P4"><text:span text:style-name="T2">Victory</text:span></text:p><draw:enhanced-geometry svg:viewBox="0 0 21600 21600" draw:type="rectangle" draw:enhanced-path="M 0 0 L 21600 0 21600 21600 0 21600 0 0 Z N"/></draw:custom-shape><draw:custom-shape text:anchor-type="paragraph" draw:z-index="42" draw:name="Shape1_8" draw:style-name="gr6" draw:text-style-name="P5" svg:width="1.8685in" svg:height="0.9587in" svg:x="0.228in" svg:y="1.289in"><text:p text:style-name="P4"><text:span text:style-name="T2">None</text:span></text:p><draw:enhanced-geometry svg:viewBox="0 0 21600 21600" draw:type="rectangle" draw:enhanced-path="M 0 0 L 21600 0 21600 21600 0 21600 0 0 Z N"/></draw:custom-shape><draw:custom-shape text:anchor-type="paragraph" draw:z-index="43" draw:name="Shape1_9" draw:style-name="gr16" draw:text-style-name="P5" svg:width="2.9689in" svg:height="0.9587in" svg:x="3.7173in" svg:y="2.9035in"><text:p text:style-name="P4"><text:span text:style-name="T2">MonsterTriggered</text:span></text:p><draw:enhanced-geometry svg:viewBox="0 0 21600 21600" draw:type="rectangle" draw:enhanced-path="M 0 0 L 21600 0 21600 21600 0 21600 0 0 Z N"/></draw:custom-shape><draw:custom-shape text:anchor-type="paragraph" draw:z-index="44" draw:name="Shape1_10" draw:style-name="gr15" draw:text-style-name="P5" svg:width="3.1358in" svg:height="0.9587in" svg:x="3.7799in" svg:y="-0.0236in"><text:p text:style-name="P4"><text:span text:style-name="T2">HasBook</text:span></text:p><text:p text:style-name="P4"><text:span text:style-name="T2">+ MonsterTriggered </text:span></text:p><draw:enhanced-geometry svg:viewBox="0 0 21600 21600" draw:type="rectangle" draw:enhanced-path="M 0 0 L 21600 0 21600 21600 0 21600 0 0 Z N"/></draw:custom-shape><draw:custom-shape text:anchor-type="paragraph" draw:z-index="45" draw:name="Shape2_5" draw:style-name="gr4" svg:width="0.4504in" svg:height="2.2717in" draw:transform="rotate (1.87012029351192) translate (1.66666666666667in 1.40347222222222in)"><text:p/><draw:enhanced-geometry svg:viewBox="0 0 21600 21600" draw:text-areas="?f0 0 ?f2 ?f5" draw:type="down-arrow" draw:modifiers="14999.5711222302 6818.9781021897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name="Shape2_6" draw:style-name="gr4" svg:width="0.4504in" svg:height="2.2717in" draw:transform="rotate (1.08088240576009) translate (1.62986111111111in 2.49722222222222in)"><text:p/><draw:enhanced-geometry svg:viewBox="0 0 21600 21600" draw:text-areas="?f0 0 ?f2 ?f5" draw:type="down-arrow" draw:modifiers="14999.5711222302 6818.9781021897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 draw:name="Shape7_0" draw:style-name="gr14" svg:width="0.3752in" svg:height="1.9689in" svg:x="4.9563in" svg:y="0.934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 draw:name="Shape4_0" draw:style-name="gr13" svg:width="1.3024in" svg:height="0.4004in" svg:x="6.9154in" svg:y="0.32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9" draw:name="Shape4_1" draw:style-name="gr13" svg:width="1.3024in" svg:height="0.4004in" svg:x="6.6862in" svg:y="3.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50" draw:name="Shape3_19" draw:style-name="gr8" draw:text-style-name="P2" svg:width="1.348in" svg:height="1.0232in" svg:x="1.7028in" svg:y="-0.2354in"><draw:text-box><text:p><text:span text:style-name="T1">Pick up sketchbook when lights are on</text:span></text:p></draw:text-box></draw:frame><draw:frame text:anchor-type="paragraph" draw:z-index="51" draw:name="Shape3_20" draw:style-name="gr8" draw:text-style-name="P2" svg:width="1.348in" svg:height="1.2787in" svg:x="1.578in" svg:y="2.7126in"><draw:text-box><text:p><text:span text:style-name="T1">- No sketchbook in 120s</text:span></text:p><text:p><text:span text:style-name="T1">- Cursed Lore Piece</text:span></text:p></draw:text-box></draw:frame><draw:frame text:anchor-type="paragraph" draw:z-index="52" draw:name="Shape3_21" draw:style-name="gr8" draw:text-style-name="P2" svg:width="1.348in" svg:height="0.9169in" svg:x="5.3319in" svg:y="1.9311in"><draw:text-box><text:p><text:span text:style-name="T1">Pick up sketchbook</text:span></text:p></draw:text-box></draw:frame><draw:frame text:anchor-type="paragraph" draw:z-index="53" draw:name="Shape3_22" draw:style-name="gr8" draw:text-style-name="P2" svg:width="1.348in" svg:height="0.9169in" svg:x="6.7591in" svg:y="3.6075in"><draw:text-box><text:p><text:span text:style-name="T1">Attempt to use exit </text:span></text:p></draw:text-box></draw:frame><draw:custom-shape text:anchor-type="paragraph" draw:z-index="54" draw:name="Shape8" draw:style-name="gr12" svg:width="1.1252in" svg:height="1.1252in" svg:x="8.1071in" svg:y="2.8583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frame text:anchor-type="paragraph" draw:z-index="55" draw:name="Shape3_23" draw:style-name="gr11" draw:text-style-name="P2" svg:width="1.2189in" svg:height="1.1142in" svg:x="6.9902in" svg:y="0.722in"><draw:text-box><text:p><text:span text:style-name="T1">Use the correct exit</text:span></text:p></draw:text-box></draw:frame><draw:frame text:anchor-type="paragraph" draw:z-index="56" draw:name="Shape3_24" draw:style-name="gr10" draw:text-style-name="P7" svg:width="4.1717in" svg:height="1.5343in" svg:x="3.1398in" svg:y="4.5701in"><draw:text-box><text:p text:style-name="P6"><text:span text:style-name="T2">Diagram 2: Game Conditions to Victory</text:span></text:p></draw:text-box></draw:frame></text:p>
      <text:p text:style-name="P1"><draw:custom-shape text:anchor-type="paragraph" draw:z-index="57" draw:name="Shape1_11" draw:style-name="gr7" draw:text-style-name="P5" svg:width="2.2921in" svg:height="1.1394in" svg:x="3.5819in" svg:y="1.8244in"><text:p text:style-name="P4"><text:span text:style-name="T2">GameController</text:span></text:p><draw:enhanced-geometry svg:viewBox="0 0 21600 21600" draw:type="rectangle" draw:enhanced-path="M 0 0 L 21600 0 21600 21600 0 21600 0 0 Z N"/></draw:custom-shape><draw:frame text:anchor-type="paragraph" draw:z-index="58" draw:name="Shape3_25" draw:style-name="gr10" draw:text-style-name="P7" svg:width="4.1717in" svg:height="1.5343in" svg:x="0.2957in" svg:y="0.4146in"><draw:text-box><text:p text:style-name="P6"><text:span text:style-name="T2">Diagram 3: On Too Long</text:span></text:p></draw:text-box></draw:frame><draw:custom-shape text:anchor-type="paragraph" draw:z-index="59" draw:name="Shape1_15" draw:style-name="gr6" draw:text-style-name="P5" svg:width="1.8685in" svg:height="0.9587in" svg:x="-0.0744in" svg:y="1.8937in"><text:p text:style-name="P4"><text:span text:style-name="T2">FlashLight</text:span></text:p><text:p text:style-name="P4"><text:span text:style-name="T2">Controller</text:span></text:p><draw:enhanced-geometry svg:viewBox="0 0 21600 21600" draw:type="rectangle" draw:enhanced-path="M 0 0 L 21600 0 21600 21600 0 21600 0 0 Z N"/></draw:custom-shape><draw:custom-shape text:anchor-type="paragraph" draw:z-index="60" draw:name="Shape1_16" draw:style-name="gr6" draw:text-style-name="P5" svg:width="1.8685in" svg:height="0.9587in" svg:x="7.6654in" svg:y="1.9457in"><text:p text:style-name="P4"><text:span text:style-name="T2">Monster</text:span></text:p><text:p text:style-name="P4"><text:span text:style-name="T2">Movement</text:span></text:p><draw:enhanced-geometry svg:viewBox="0 0 21600 21600" draw:type="rectangle" draw:enhanced-path="M 0 0 L 21600 0 21600 21600 0 21600 0 0 Z N"/></draw:custom-shape><draw:custom-shape text:anchor-type="paragraph" draw:z-index="62" draw:name="Shape7_1" draw:style-name="gr9" svg:width="0.3752in" svg:height="1.3724in" svg:x="0.7583in" svg:y="2.85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3" draw:name="Shape3_27" draw:style-name="gr8" draw:text-style-name="P2" svg:width="1.348in" svg:height="0.9169in" svg:x="0.3071in" svg:y="4.1925in"><draw:text-box><text:p><text:span text:style-name="T1">Duration On is greater than 15</text:span></text:p></draw:text-box></draw:frame><draw:custom-shape text:anchor-type="paragraph" draw:z-index="64" draw:name="Shape4_2" draw:style-name="gr5" svg:width="1.7886in" svg:height="0.4004in" svg:x="1.7937in" svg:y="2.20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6" draw:name="Shape3_29" draw:style-name="gr1" draw:text-style-name="P2" svg:width="2.1815in" svg:height="1.7898in" svg:x="3.661in" svg:y="3.0256in"><draw:text-box><text:p><text:span text:style-name="T1">OverTime() suddenly returns true, indicating the flashlight was on for too long.</text:span></text:p><text:p><text:span text:style-name="T1">Call a public method of the monster to make it omniscient.</text:span></text:p></draw:text-box></draw:frame><draw:custom-shape text:anchor-type="paragraph" draw:z-index="67" draw:name="Shape4_4" draw:style-name="gr5" svg:width="1.7886in" svg:height="0.4004in" svg:x="5.8736in" svg:y="2.16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5" draw:name="Shape3_28" draw:style-name="gr8" draw:text-style-name="P2" svg:width="1.348in" svg:height="0.9169in" svg:x="1.9945in" svg:y="2.6075in"><draw:text-box><text:p><text:span text:style-name="T1">OverTime()</text:span></text:p></draw:text-box></draw:frame><draw:frame text:anchor-type="paragraph" draw:z-index="68" draw:name="Shape3_30" draw:style-name="gr8" draw:text-style-name="P2" svg:width="1.9004in" svg:height="0.9169in" svg:x="5.9634in" svg:y="2.5661in"><draw:text-box><text:p><text:span text:style-name="T1">GainKnowledge()</text:span></text:p></draw:text-box></draw:frame><draw:custom-shape text:anchor-type="paragraph" draw:z-index="69" draw:name="Shape2_7" draw:style-name="gr2" draw:text-style-name="P3" svg:width="0.4433in" svg:height="1.615in" svg:x="8.4465in" svg:y="2.9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0" draw:name="Shape3_31" draw:style-name="gr1" draw:text-style-name="P2" svg:width="2.1815in" svg:height="1.0232in" svg:x="6.5465in" svg:y="3.4957in"><draw:text-box><text:p><text:span text:style-name="T1">Set Omniscient = true</text:span></text:p></draw:text-box></draw:frame><draw:frame text:anchor-type="paragraph" draw:z-index="71" draw:name="Shape3_32" draw:style-name="gr1" draw:text-style-name="P2" svg:width="2.1815in" svg:height="1.2787in" svg:x="7.5362in" svg:y="4.5882in"><draw:text-box><text:p><text:span text:style-name="T1">Order the monster to continually chase the player from anywhere, regardless of vision range.</text:span></text:p></draw:text-box></draw:frame></text:p>
      <text:p text:style-name="P1"><draw:frame text:anchor-type="paragraph" draw:z-index="61" draw:name="Shape3_26" draw:style-name="gr10" draw:text-style-name="P7" svg:width="3.4217in" svg:height="1.5343in" svg:x="0.239in" svg:y="0.0508in"><draw:text-box><text:p text:style-name="P6"><text:span text:style-name="T2">Diagram 4: Finding Exit </text:span></text:p></draw:text-box></draw:frame><draw:custom-shape text:anchor-type="paragraph" draw:z-index="72" draw:name="Shape1_12" draw:style-name="gr7" draw:text-style-name="P5" svg:width="2.2921in" svg:height="1.1394in" svg:x="3.4882in" svg:y="3.4181in"><text:p text:style-name="P4"><text:span text:style-name="T2">GameController</text:span></text:p><draw:enhanced-geometry svg:viewBox="0 0 21600 21600" draw:type="rectangle" draw:enhanced-path="M 0 0 L 21600 0 21600 21600 0 21600 0 0 Z N"/></draw:custom-shape><draw:custom-shape text:anchor-type="paragraph" draw:z-index="73" draw:name="Shape1_13" draw:style-name="gr6" draw:text-style-name="P5" svg:width="1.8685in" svg:height="0.9587in" svg:x="3.8583in" svg:y="0.8728in"><text:p text:style-name="P4"><text:span text:style-name="T2">ExitDoor</text:span></text:p><text:p text:style-name="P4"><text:span text:style-name="T2">Controller</text:span></text:p><draw:enhanced-geometry svg:viewBox="0 0 21600 21600" draw:type="rectangle" draw:enhanced-path="M 0 0 L 21600 0 21600 21600 0 21600 0 0 Z N"/></draw:custom-shape><draw:custom-shape text:anchor-type="paragraph" draw:z-index="74" draw:name="Shape4_3" draw:style-name="gr5" svg:width="1.7886in" svg:height="0.4004in" svg:x="2.0701in" svg:y="1.18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5" draw:name="Shape4_5" draw:style-name="gr5" svg:width="1.7886in" svg:height="0.4004in" svg:x="5.7264in" svg:y="1.1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6" draw:name="Shape2_8" draw:style-name="gr2" draw:text-style-name="P3" svg:width="0.4433in" svg:height="1.615in" svg:x="4.4362in" svg:y="1.831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7" draw:name="Shape3_33" draw:style-name="gr1" draw:text-style-name="P2" svg:width="2.1815in" svg:height="1.0232in" svg:x="0.3484in" svg:y="1.1402in"><draw:text-box><text:p><text:span text:style-name="T1">ExitDoor has been interacted with.</text:span></text:p></draw:text-box></draw:frame><draw:frame text:anchor-type="paragraph" draw:z-index="78" draw:name="Shape3_34" draw:style-name="gr1" draw:text-style-name="P2" svg:width="2.1815in" svg:height="1.0232in" svg:x="7.5827in" svg:y="1.2134in"><draw:text-box><text:p><text:span text:style-name="T1">Otherwise, return -1</text:span></text:p></draw:text-box></draw:frame><draw:frame text:anchor-type="paragraph" draw:z-index="79" draw:name="Shape3_35" draw:style-name="gr1" draw:text-style-name="P2" svg:width="2.1815in" svg:height="1.0232in" svg:x="4.8173in" svg:y="2.0571in"><draw:text-box><text:p><text:span text:style-name="T1">If ExitDoor was interacted with, return an integer value (0, 1, 2)</text:span></text:p></draw:text-box></draw:frame><draw:custom-shape text:anchor-type="paragraph" draw:z-index="80" draw:name="Shape2_9" draw:style-name="gr4" svg:width="0.4504in" svg:height="2.2717in" draw:transform="rotate (1.08088240576009) translate (5.66111111111111in 4.65347222222222in)"><text:p/><draw:enhanced-geometry svg:viewBox="0 0 21600 21600" draw:text-areas="?f0 0 ?f2 ?f5" draw:type="down-arrow" draw:modifiers="14999.5711222302 6818.9781021897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1" draw:name="Shape2_10" draw:style-name="gr3" svg:width="0.4697in" svg:height="2.2717in" draw:transform="rotate (1.08088240576009) translate (1.39861111111111in 4.75763888888889in)"><text:p/><draw:enhanced-geometry svg:viewBox="0 0 21600 21600" draw:text-areas="?f0 0 ?f2 ?f5" draw:mirror-horizontal="true" draw:mirror-vertical="false" draw:type="down-arrow" draw:modifiers="14999.5711222302 6818.9781021897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2" draw:name="Shape2_11" draw:style-name="gr2" draw:text-style-name="P3" svg:width="0.4433in" svg:height="1.615in" svg:x="4.3945in" svg:y="4.557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3" draw:name="Shape3_36" draw:style-name="gr1" draw:text-style-name="P2" svg:width="2.1815in" svg:height="1.0232in" svg:x="1.828in" svg:y="2.6299in"><draw:text-box><text:p><text:span text:style-name="T1">GameController recognizes ExitDoor returned a non -1 value</text:span></text:p></draw:text-box></draw:frame><draw:frame text:anchor-type="paragraph" draw:z-index="84" draw:name="Shape3_37" draw:style-name="gr1" draw:text-style-name="P2" svg:width="2.1815in" svg:height="1.0232in" svg:x="1.0154in" svg:y="4.0882in"><draw:text-box><text:p><text:span text:style-name="T1">ExitCheck() = 0</text:span></text:p><text:p><text:span text:style-name="T1">Player has not obtained the book yet.</text:span></text:p></draw:text-box></draw:frame><draw:frame text:anchor-type="paragraph" draw:z-index="85" draw:name="Shape3_38" draw:style-name="gr1" draw:text-style-name="P2" svg:width="2.1815in" svg:height="1.0232in" svg:x="6.4528in" svg:y="3.911in"><draw:text-box><text:p><text:span text:style-name="T1">ExitCheck() = 2</text:span></text:p><text:p><text:span text:style-name="T1">Player has the book and found the right exit.</text:span></text:p></draw:text-box></draw:frame><draw:frame text:anchor-type="paragraph" draw:z-index="86" draw:name="Shape3_39" draw:style-name="gr1" draw:text-style-name="P2" svg:width="2.1815in" svg:height="1.0232in" svg:x="3.7236in" svg:y="4.9736in"><draw:text-box><text:p><text:span text:style-name="T1">ExitCheck() = 1</text:span></text:p><text:p><text:span text:style-name="T1">Player has the book but found the wrong exit. </text:span></text:p></draw:text-box></draw:frame><draw:frame text:anchor-type="paragraph" draw:z-index="87" draw:name="Shape3_40" draw:style-name="gr1" draw:text-style-name="P2" svg:width="2.1815in" svg:height="1.0232in" svg:x="3.5362in" svg:y="6.1717in"><draw:text-box><text:p><text:span text:style-name="T1">“</text:span><text:span text:style-name="T1">This door is locked”</text:span></text:p></draw:text-box></draw:frame><draw:frame text:anchor-type="paragraph" draw:z-index="88" draw:name="Shape3_41" draw:style-name="gr1" draw:text-style-name="P2" svg:width="2.1815in" svg:height="1.0232in" svg:x="6.8591in" svg:y="5.5256in"><draw:text-box><text:p><text:span text:style-name="T1">Execute transition to the End Menu</text:span></text:p></draw:text-box></draw:frame><draw:frame text:anchor-type="paragraph" draw:z-index="89" draw:name="Shape3_42" draw:style-name="gr1" draw:text-style-name="P2" svg:width="2.1815in" svg:height="1.0232in" svg:x="0.5465in" svg:y="5.6925in"><draw:text-box><text:p><text:span text:style-name="T1">“</text:span><text:span text:style-name="T1">Find the book first”</text:spa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12:33:39.561000000</meta:creation-date>
    <dc:date>2021-06-09T15:10:36.351000000</dc:date>
    <meta:editing-duration>PT16M</meta:editing-duration>
    <meta:editing-cycles>1</meta:editing-cycles>
    <meta:document-statistic meta:table-count="0" meta:image-count="0" meta:object-count="0" meta:page-count="4" meta:paragraph-count="0" meta:word-count="0" meta:character-count="0" meta:non-whitespace-character-count="0"/>
    <meta:generator>LibreOffice/7.0.3.1$Windows_X86_64 LibreOffice_project/d7547858d014d4cf69878db179d326fc3483e082</meta:generator>
  </office:meta>
</office:document-meta>
</file>